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--------------------------------------------</text:p>
      <text:p text:style-name="Normal">--- MATLAB/OCTAVE interface of LIBLINEAR ---</text:p>
      <text:p text:style-name="Normal">--------------------------------------------</text:p>
      <text:p text:style-name="Normal"/>
      <text:p text:style-name="Normal">Table of Contents</text:p>
      <text:p text:style-name="Normal">=================</text:p>
      <text:p text:style-name="Normal"/>
      <text:p text:style-name="Normal">- Introduction</text:p>
      <text:p text:style-name="Normal">- Installation</text:p>
      <text:p text:style-name="Normal">- Usage</text:p>
      <text:p text:style-name="Normal">- Returned Model Structure</text:p>
      <text:p text:style-name="Normal">- Other Utilities</text:p>
      <text:p text:style-name="Normal">- Examples</text:p>
      <text:p text:style-name="Normal">- Additional Information</text:p>
      <text:p text:style-name="Normal"/>
      <text:p text:style-name="Normal"/>
      <text:p text:style-name="Normal">Introduction</text:p>
      <text:p text:style-name="Normal">============</text:p>
      <text:p text:style-name="Normal"/>
      <text:p text:style-name="Normal">This tool provides a simple interface to LIBLINEAR, a library for</text:p>
      <text:p text:style-name="Normal">large-scale regularized linear classification and regression</text:p>
      <text:p text:style-name="Normal">(http://www.csie.ntu.edu.tw/~cjlin/liblinear). It is very easy to use</text:p>
      <text:p text:style-name="Normal">as the usage and the way of specifying parameters are the same as that</text:p>
      <text:p text:style-name="Normal">of LIBLINEAR.</text:p>
      <text:p text:style-name="Normal"/>
      <text:p text:style-name="Normal">Installation</text:p>
      <text:p text:style-name="Normal">============</text:p>
      <text:p text:style-name="Normal"/>
      <text:p text:style-name="Normal">On Windows systems, pre-built binary files are already in the</text:p>
      <text:soft-page-break/>
      <text:p text:style-name="Normal">directory '..\windows', so no need to conduct installation. Now we</text:p>
      <text:p text:style-name="Normal">provide binary files only for 64bit MATLAB on Windows. If you would</text:p>
      <text:p text:style-name="Normal">like to re-build the package, please rely on the following steps.</text:p>
      <text:p text:style-name="Normal"/>
      <text:p text:style-name="Normal">We recommend using make.m on both MATLAB and OCTAVE. Just type 'make'</text:p>
      <text:p text:style-name="Normal">to build 'libsvmread.mex', 'libsvmwrite.mex', 'train.mex', and</text:p>
      <text:p text:style-name="Normal">'predict.mex'.</text:p>
      <text:p text:style-name="Normal"/>
      <text:p text:style-name="Normal">On MATLAB or Octave:</text:p>
      <text:p text:style-name="Normal"/>
      <text:p text:style-name="Normal"><text:s text:c="8"/>&gt;&gt; make</text:p>
      <text:p text:style-name="Normal"/>
      <text:p text:style-name="Normal">If make.m does not work on MATLAB (especially for Windows), try 'mex</text:p>
      <text:p text:style-name="Normal">-setup' to choose a suitable compiler for mex. Make sure your compiler</text:p>
      <text:p text:style-name="Normal">is accessible and workable. Then type 'make' to start the</text:p>
      <text:p text:style-name="Normal">installation.</text:p>
      <text:p text:style-name="Normal"/>
      <text:p text:style-name="Normal">Example:</text:p>
      <text:p text:style-name="Normal"/>
      <text:p text:style-name="Normal"><text:s text:c="8"/>matlab&gt;&gt; mex -setup</text:p>
      <text:p text:style-name="Normal"><text:s text:c="8"/>(ps: MATLAB will show the following messages to setup default compiler.)</text:p>
      <text:p text:style-name="Normal"><text:s text:c="8"/>Please choose your compiler for building external interface (MEX) files:</text:p>
      <text:p text:style-name="Normal"><text:s text:c="8"/>Would you like mex to locate installed compilers [y]/n? y</text:p>
      <text:p text:style-name="Normal"><text:s text:c="8"/>Select a compiler:</text:p>
      <text:p text:style-name="Normal"><text:s text:c="8"/>[1] Microsoft Visual C/C++ version 7.1 in C:\Program Files\Microsoft Visual Studio</text:p>
      <text:p text:style-name="Normal"><text:s text:c="8"/>[0] None</text:p>
      <text:p text:style-name="Normal"><text:s text:c="8"/>Compiler: 1</text:p>
      <text:p text:style-name="Normal"><text:s text:c="8"/>Please verify your choices:</text:p>
      <text:p text:style-name="Normal"><text:s text:c="8"/>Compiler:<text:s/><text:bookmark-start text:name="OLE_LINK1"/><text:bookmark-start text:name="OLE_LINK2"/>Microsoft Visual C/C++<text:s/><text:bookmark-end text:name="OLE_LINK1"/><text:bookmark-end text:name="OLE_LINK2"/>7.1</text:p>
      <text:soft-page-break/>
      <text:p text:style-name="Normal"><text:s text:c="8"/>Location: C:\Program Files\Microsoft Visual Studio</text:p>
      <text:p text:style-name="Normal"><text:s text:c="8"/>Are these correct?([y]/n): y</text:p>
      <text:p text:style-name="Normal"/>
      <text:p text:style-name="Normal"><text:s text:c="8"/>matlab&gt;&gt; make</text:p>
      <text:p text:style-name="Normal"/>
      <text:p text:style-name="Normal">On Unix systems, if neither make.m nor 'mex -setup' works, please use</text:p>
      <text:p text:style-name="Normal">Makefile and type 'make' in a command window. Note that we assume</text:p>
      <text:p text:style-name="Normal">your MATLAB is installed in '/usr/local/matlab'. If not, please change</text:p>
      <text:p text:style-name="Normal">MATLABDIR in Makefile.</text:p>
      <text:p text:style-name="Normal"/>
      <text:p text:style-name="Normal">Example:</text:p>
      <text:p text:style-name="Normal"><text:s text:c="8"/>linux&gt; make</text:p>
      <text:p text:style-name="Normal"/>
      <text:p text:style-name="Normal">To use octave, type 'make octave':</text:p>
      <text:p text:style-name="Normal"/>
      <text:p text:style-name="Normal">Example:</text:p>
      <text:p text:style-name="Normal"><text:s text:c="8"/>linux&gt; make octave</text:p>
      <text:p text:style-name="Normal"/>
      <text:p text:style-name="Normal">For a list of supported/compatible compilers for MATLAB, please check</text:p>
      <text:p text:style-name="Normal">the following page:</text:p>
      <text:p text:style-name="Normal"/>
      <text:p text:style-name="Normal">http://www.mathworks.com/support/compilers/current_release/</text:p>
      <text:p text:style-name="Normal"/>
      <text:p text:style-name="Normal">Usage</text:p>
      <text:p text:style-name="Normal">=====</text:p>
      <text:p text:style-name="Normal"/>
      <text:p text:style-name="Normal">matlab&gt; model = train(training_label_vector, training_instance_matrix [,'liblinear_options', 'col']);</text:p>
      <text:p text:style-name="Normal"/>
      <text:p text:style-name="Normal"><text:s text:c="8"/>-training_label_vector:</text:p>
      <text:soft-page-break/>
      <text:p text:style-name="Normal"><text:s text:c="12"/>An m by 1 vector of training labels. (type must be double)</text:p>
      <text:p text:style-name="Normal"><text:s text:c="8"/>-training_instance_matrix:</text:p>
      <text:p text:style-name="Normal"><text:s text:c="12"/>An m by n matrix of m training instances with n features.</text:p>
      <text:p text:style-name="Normal"><text:s text:c="12"/>It must be a sparse matrix. (type must be double)</text:p>
      <text:p text:style-name="Normal"><text:s text:c="8"/>-liblinear_options:</text:p>
      <text:p text:style-name="Normal"><text:s text:c="12"/>A string of training options in the same format as that of LIBLINEAR.</text:p>
      <text:p text:style-name="Normal"><text:s text:c="8"/>-col:</text:p>
      <text:p text:style-name="Normal"><text:s text:c="12"/>if 'col' is set, each column of training_instance_matrix is a data instance. Otherwise each row is a data instance.</text:p>
      <text:p text:style-name="Normal"/>
      <text:p text:style-name="Normal">matlab&gt; [predicted_label, accuracy, decision_values/prob_estimates] = predict(testing_label_vector, testing_instance_matrix, model [, 'liblinear_options', 'col']);</text:p>
      <text:p text:style-name="Normal">matlab&gt; [predicted_label] = predict(testing_label_vector, testing_instance_matrix, model [, 'liblinear_options', 'col']);</text:p>
      <text:p text:style-name="Normal"/>
      <text:p text:style-name="Normal"><text:s text:c="8"/>-testing_label_vector:</text:p>
      <text:p text:style-name="Normal"><text:s text:c="12"/>An m by 1 vector of prediction labels. If labels of test</text:p>
      <text:p text:style-name="Normal"><text:s text:c="12"/>data are unknown, simply use any random values. (type must be double)</text:p>
      <text:p text:style-name="Normal"><text:s text:c="8"/>-testing_instance_matrix:</text:p>
      <text:p text:style-name="Normal"><text:s text:c="12"/>An m by n matrix of m testing instances with n features.</text:p>
      <text:p text:style-name="Normal"><text:s text:c="12"/>It must be a sparse matrix. (type must be double)</text:p>
      <text:p text:style-name="Normal"><text:s text:c="8"/>-model:</text:p>
      <text:p text:style-name="Normal"><text:s text:c="12"/>The output of train.</text:p>
      <text:p text:style-name="Normal"><text:s text:c="8"/>-liblinear_options:</text:p>
      <text:p text:style-name="Normal"><text:s text:c="12"/>A string of testing options in the same format as that of LIBLINEAR.</text:p>
      <text:p text:style-name="Normal"><text:s text:c="8"/>-col:</text:p>
      <text:p text:style-name="Normal"><text:s text:c="12"/>if 'col' is set, each column of testing_instance_matrix is a data instance. Otherwise each row is a data instance.</text:p>
      <text:p text:style-name="Normal"/>
      <text:p text:style-name="Normal">Returned Model Structure</text:p>
      <text:soft-page-break/>
      <text:p text:style-name="Normal">========================</text:p>
      <text:p text:style-name="Normal"/>
      <text:p text:style-name="Normal">The 'train' function returns a model which can be used for future</text:p>
      <text:p text:style-name="Normal">prediction. <text:s/>It is a structure and is organized as [Parameters, nr_class,</text:p>
      <text:p text:style-name="Normal">nr_feature, bias, Label, w]:</text:p>
      <text:p text:style-name="Normal"/>
      <text:p text:style-name="Normal"><text:s text:c="8"/>-Parameters: Parameters (now only solver type is provided)</text:p>
      <text:p text:style-name="Normal"><text:s text:c="8"/>-nr_class: number of classes; = 2 for regression</text:p>
      <text:p text:style-name="Normal"><text:s text:c="8"/>-nr_feature: number of features in training data (without including the bias term)</text:p>
      <text:p text:style-name="Normal"><text:s text:c="8"/>-bias: If &gt;= 0, we assume one additional feature is added to the end</text:p>
      <text:p text:style-name="Normal"><text:s text:c="12"/>of each data instance.</text:p>
      <text:p text:style-name="Normal"><text:s text:c="8"/>-Label: label of each class; empty for regression</text:p>
      <text:p text:style-name="Normal"><text:s text:c="8"/>-w: a nr_w-by-n matrix for the weights, where n is nr_feature</text:p>
      <text:p text:style-name="Normal"><text:s text:c="12"/>or nr_feature+1 depending on the existence of the bias term.</text:p>
      <text:p text:style-name="Normal"><text:s text:c="12"/>nr_w is 1 if nr_class=2 and -s is not 4 (i.e., not</text:p>
      <text:p text:style-name="Normal"><text:s text:c="12"/>multi-class svm by Crammer and Singer). It is</text:p>
      <text:p text:style-name="Normal"><text:s text:c="12"/>nr_class otherwise.</text:p>
      <text:p text:style-name="Normal"/>
      <text:p text:style-name="Normal">If the '-v' option is specified, cross validation is conducted and the</text:p>
      <text:p text:style-name="Normal">returned model is just a scalar: cross-validation accuracy for</text:p>
      <text:p text:style-name="Normal">classification and mean-squared error for regression. If the '-C' option</text:p>
      <text:p text:style-name="Normal">is specified, the best parameter C is found by cross validation. The</text:p>
      <text:p text:style-name="Normal">returned model is a two dimensional vector, where the first value is</text:p>
      <text:p text:style-name="Normal">the best C and the second value is the corresponding cross-validation</text:p>
      <text:p text:style-name="Normal">accuracy. The parameter selection utility is supported by only -s 0</text:p>
      <text:p text:style-name="Normal">and -s 2.</text:p>
      <text:p text:style-name="Normal"/>
      <text:p text:style-name="Normal">Result of Prediction</text:p>
      <text:p text:style-name="Normal">====================</text:p>
      <text:p text:style-name="Normal"/>
      <text:p text:style-name="Normal">The function 'predict' has three outputs. The first one,</text:p>
      <text:p text:style-name="Normal">predicted_label, is a vector of predicted labels. The second output,</text:p>
      <text:p text:style-name="Normal">accuracy, is a vector including accuracy (for classification), mean</text:p>
      <text:p text:style-name="Normal">squared error, and squared correlation coefficient (for regression).</text:p>
      <text:p text:style-name="Normal">The third is a matrix containing decision values or probability</text:p>
      <text:p text:style-name="Normal">estimates (if '-b 1' is specified). If k is the number of classes</text:p>
      <text:p text:style-name="Normal">and k' is the number of classifiers (k'=1 if k=2, otherwise k'=k), for decision values,</text:p>
      <text:p text:style-name="Normal">each row includes results of k' binary linear classifiers. For probabilities,</text:p>
      <text:p text:style-name="Normal">each row contains k values indicating the probability that the testing instance is in</text:p>
      <text:p text:style-name="Normal">each class. Note that the order of classes here is the same as 'Label'</text:p>
      <text:p text:style-name="Normal">field in the model structure.</text:p>
      <text:p text:style-name="Normal"/>
      <text:p text:style-name="Normal">Other Utilities</text:p>
      <text:p text:style-name="Normal">===============</text:p>
      <text:p text:style-name="Normal"/>
      <text:p text:style-name="Normal">A matlab function libsvmread reads files in LIBSVM format:</text:p>
      <text:p text:style-name="Normal"/>
      <text:p text:style-name="Normal">[label_vector, instance_matrix] = libsvmread('data.txt');</text:p>
      <text:p text:style-name="Normal"/>
      <text:p text:style-name="Normal">Two outputs are labels and instances, which can then be used as inputs</text:p>
      <text:p text:style-name="Normal">of svmtrain or svmpredict.</text:p>
      <text:p text:style-name="Normal"/>
      <text:p text:style-name="Normal">A matlab function libsvmwrite writes Matlab matrix to a file in LIBSVM format:</text:p>
      <text:p text:style-name="Normal"/>
      <text:p text:style-name="Normal">libsvmwrite('data.txt', label_vector, instance_matrix]</text:p>
      <text:p text:style-name="Normal"/>
      <text:p text:style-name="Normal">The instance_matrix must be a sparse matrix. (type must be double)</text:p>
      <text:p text:style-name="Normal">For windows, `libsvmread.mexw64' and `libsvmwrite.mexw64' are ready in</text:p>
      <text:soft-page-break/>
      <text:p text:style-name="Normal">the directory `..\windows'.</text:p>
      <text:p text:style-name="Normal"/>
      <text:p text:style-name="Normal">These codes are prepared by Rong-En Fan and Kai-Wei Chang from National</text:p>
      <text:p text:style-name="Normal">Taiwan University.</text:p>
      <text:p text:style-name="Normal"/>
      <text:p text:style-name="Normal">Examples</text:p>
      <text:p text:style-name="Normal">========</text:p>
      <text:p text:style-name="Normal"/>
      <text:p text:style-name="Normal">Train and test on the provided data heart_scale:</text:p>
      <text:p text:style-name="Normal"/>
      <text:p text:style-name="Normal">matlab&gt; [heart_scale_label, heart_scale_inst] = libsvmread('../heart_scale');</text:p>
      <text:p text:style-name="Normal">matlab&gt; model = train(heart_scale_label, heart_scale_inst, '-c 1');</text:p>
      <text:p text:style-name="Normal">matlab&gt; [predict_label, accuracy, dec_values] = predict(heart_scale_label, heart_scale_inst, model); % test the training data</text:p>
      <text:p text:style-name="Normal"/>
      <text:p text:style-name="Normal">Note that for testing, you can put anything in the testing_label_vector.</text:p>
      <text:p text:style-name="Normal"/>
      <text:p text:style-name="Normal">For probability estimates, you need '-b 1' only in the testing phase:</text:p>
      <text:p text:style-name="Normal"/>
      <text:p text:style-name="Normal">matlab&gt; [predict_label, accuracy, prob_estimates] = predict(heart_scale_label, heart_scale_inst, model, '-b 1');</text:p>
      <text:p text:style-name="Normal"/>
      <text:p text:style-name="Normal">Use the best parameter to train (only supported by -s 0 and -s 2):</text:p>
      <text:p text:style-name="Normal"/>
      <text:p text:style-name="Normal">matlab&gt; best = train(heart_scale_label, heart_scale_inst, '-C -s 0');</text:p>
      <text:p text:style-name="Normal">matlab&gt; model = train(heart_scale_label, heart_scale_inst, sprintf('-c %f -s 0', best(1))); % use the same solver: -s 0</text:p>
      <text:p text:style-name="Normal"/>
      <text:p text:style-name="Normal">Additional Information</text:p>
      <text:p text:style-name="Normal">======================</text:p>
      <text:p text:style-name="Normal"/>
      <text:p text:style-name="Normal">Please cite LIBLINEAR as follows</text:p>
      <text:p text:style-name="Normal"/>
      <text:p text:style-name="Normal">R.-E. Fan, K.-W. Chang, C.-J. Hsieh, X.-R. Wang, and C.-J. Lin.</text:p>
      <text:p text:style-name="Normal">LIBLINEAR: A Library for Large Linear Classification, Journal of</text:p>
      <text:p text:style-name="Normal">Machine Learning Research 9(2008), 1871-1874.Software available at</text:p>
      <text:p text:style-name="Normal">http://www.csie.ntu.edu.tw/~cjlin/liblinear</text:p>
      <text:p text:style-name="Normal"/>
      <text:p text:style-name="Normal">For any question, please contact Chih-Jen Lin &lt;cjlin@csie.ntu.edu.tw&gt;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缪长忻</meta:initial-creator>
    <dc:creator>缪长忻</dc:creator>
    <meta:creation-date>2018-03-18T14:12:00Z</meta:creation-date>
    <dc:date>2018-03-21T07:33:00Z</dc:date>
    <meta:template xlink:href="Normal" xlink:type="simple"/>
    <meta:editing-cycles>1</meta:editing-cycles>
    <meta:editing-duration>PT229680S</meta:editing-duration>
    <meta:document-statistic meta:page-count="8" meta:paragraph-count="16" meta:word-count="1203" meta:character-count="8048" meta:row-count="57" meta:non-whitespace-character-count="6861"/>
  </office:meta>
</office:document-meta>
</file>